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d7e59" officeooo:paragraph-rsid="000d7e59"/>
    </style:style>
    <style:style style:name="P2" style:family="paragraph" style:parent-style-name="Standard" style:list-style-name="L1">
      <style:text-properties style:font-name="Times New Roman" officeooo:rsid="000d7e59" officeooo:paragraph-rsid="000d7e59"/>
    </style:style>
    <style:style style:name="P3" style:family="paragraph" style:parent-style-name="Standard">
      <style:text-properties style:font-name="Times New Roman" officeooo:rsid="00110770" officeooo:paragraph-rsid="000d7e59"/>
    </style:style>
    <style:style style:name="P4" style:family="paragraph" style:parent-style-name="Standard" style:list-style-name="L1">
      <style:text-properties style:font-name="Times New Roman" officeooo:rsid="00110770" officeooo:paragraph-rsid="000d7e59"/>
    </style:style>
    <style:style style:name="P5" style:family="paragraph" style:parent-style-name="Standard" style:list-style-name="L1">
      <style:text-properties style:font-name="Times New Roman" officeooo:rsid="001159a1" officeooo:paragraph-rsid="000d7e59"/>
    </style:style>
    <style:style style:name="T1" style:family="text">
      <style:text-properties officeooo:rsid="000d7e59"/>
    </style:style>
    <style:style style:name="T2" style:family="text">
      <style:text-properties officeooo:rsid="001159a1"/>
    </style:style>
    <style:style style:name="T3" style:family="text">
      <style:text-properties fo:font-weight="bold" style:font-weight-asian="bold" style:font-weight-complex="bold"/>
    </style:style>
    <style:style style:name="T4" style:family="text">
      <style:text-properties fo:font-weight="bold" officeooo:rsid="001159a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59a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 Downing</text:p>
      <text:p text:style-name="P1">11/6/2014</text:p>
      <text:p text:style-name="P1"/>
      <text:p text:style-name="P1">Simple Multiplayer Documentation</text:p>
      <text:p text:style-name="P1"/>
      <text:p text:style-name="P1"><text:span text:style-name="T2">All changes that are made to the game will be added to this documentation. Each added documentation will contain three types of modifications to the game, major, features, and bug fixes. </text:span><text:span text:style-name="T4">Major </text:span><text:span text:style-name="T6">consists of a major overhauls to the game (Do not expect to see a lot of these). </text:span><text:span text:style-name="T4">Features</text:span><text:span text:style-name="T6"> consists of all new items that have been added to the game and all new game elements. </text:span><text:span text:style-name="T3">Bugs</text:span><text:span text:style-name="T5"> are errors currently noticed and in the process of being fixed.</text:span><text:span text:style-name="T6"> </text:span><text:span text:style-name="T4">Fixes</text:span><text:span text:style-name="T6"> are all corrections to errors found inside the game.</text:span></text:p>
      <text:p text:style-name="P1"/>
      <text:p text:style-name="P3"><text:span text:style-name="T1">11-6</text:span>-2014: </text:p>
      <text:list xml:id="list1493791701653461668" text:style-name="L1">
        <text:list-item>
          <text:p text:style-name="P5">MAJOR</text:p>
          <text:list>
            <text:list-item>
              <text:p text:style-name="P2">Created First Box</text:p>
            </text:list-item>
          </text:list>
        </text:list-item>
        <text:list-item>
          <text:p text:style-name="P4">FEATURES</text:p>
          <text:list>
            <text:list-item>
              <text:p text:style-name="P2">Camera</text:p>
              <text:list>
                <text:list-item>
                  <text:p text:style-name="P2">Two GUIs</text:p>
                  <text:list>
                    <text:list-item>
                      <text:p text:style-name="P2">A “Start Server” button</text:p>
                      <text:list>
                        <text:list-item>
                          <text:p text:style-name="P2">This will allow the player to initiate a server on Unity's Master Server</text:p>
                        </text:list-item>
                      </text:list>
                    </text:list-item>
                    <text:list-item>
                      <text:p text:style-name="P2">A “Refresh Server List” button</text:p>
                      <text:list>
                        <text:list-item>
                          <text:p text:style-name="P2"><text:s/>This will display the current list of servers available to join</text:p>
                        </text:list-item>
                      </text:list>
                    </text:list-item>
                  </text:list>
                </text:list-item>
              </text:list>
            </text:list-item>
          </text:list>
        </text:list-item>
        <text:list-item>
          <text:p text:style-name="P2">BUGS</text:p>
          <text:list>
            <text:list-item>
              <text:p text:style-name="P2">Currently the supposed client will not respond with a proper message of him being added to a server</text:p>
            </text:list-item>
          </text:list>
        </text:list-item>
        <text:list-item>
          <text:p text:style-name="P5">FIXE<text:span text:style-name="T1">S</text:span></text:p>
          <text:list>
            <text:list-item>
              <text:p text:style-name="P2">Non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3:02:21.521000000</meta:creation-date>
    <dc:date>2014-11-06T23:12:28.093000000</dc:date>
    <meta:editing-duration>PT10M6S</meta:editing-duration>
    <meta:editing-cycles>2</meta:editing-cycles>
    <meta:generator>LibreOffice/4.3.1.2$Windows_x86 LibreOffice_project/958349dc3b25111dbca392fbc281a05559ef6848</meta:generator>
    <meta:document-statistic meta:table-count="0" meta:image-count="0" meta:object-count="0" meta:page-count="1" meta:paragraph-count="18" meta:word-count="171" meta:character-count="918" meta:non-whitespace-character-count="776"/>
  </office:meta>
</office:document-meta>
</file>